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ditional Information</text:h>
      <text:section text:style-name="Sect1" text:name="additionalinfo-items">
        <text:p text:style-name="Text_20_body"/>
        <text:section text:style-name="Sect1" text:name="additionalinfo-section">
          <text:p text:style-name="Text_20_body">Operating Systems: Unix, Windows, Linux, Solaris <text:line-break/>Scripting: Perl, PowerShell, VB, Jython, Shell, Python <text:line-break/>Language: C, C++, .Net SQL, PL/SQL, HTML, Java <text:line-break/>Database: Oracle, MySQL <text:line-break/>Build and CI tools: Maven, Ant, Jenkins, Cruise Control, Build forge, MS build <text:line-break/>Source Control Tool: Perforce, SVN, Git, TFS, VSS, Accurev, Chef, Puppet, Ruby, Docker <text:line-break/>Web Technology: ASP. NET, JSP, Servlets <text:line-break/>Web servers: Web sphere, Web logic, Tomcat, JBOSS, II <text:line-break/>Issue tracking tools: IBM Rational Clear Quest, JIRA</text:p>
        </text:section>
      </text:section>
      <text:h text:style-name="Heading_20_2" text:outline-level="2">Additional Information</text:h>
      <text:section text:style-name="Sect1" text:name="Section1">
        <text:p text:style-name="Text_20_body"><text:bookmark text:name="additionalinfo-items"/></text:p>
        <text:section text:style-name="Sect1" text:name="Section2">
          <text:p text:style-name="Text_20_body"><text:bookmark text:name="additionalinfo-section"/>• Operating Systems: Windows, Unix, RHEL and Ubuntu. <text:line-break/>• Scripting Languages: Shell, Perl <text:line-break/>• Programming Languages: Java, J2EE, Java Script, SQL, exposure to HQL. <text:line-break/>• Mechanical Languages: HTML5, CSS3, BootStrap. <text:line-break/>• Build Tools: Ant, Maven <text:line-break/>• CI Tools: Jenkins, Hudson, exposure to TeamCity. <text:line-break/>• Container Deployments: uDeploy, Docker, Serena. <text:line-break/>• Cloud Services: AWS- IAM, EC2, S3. <text:line-break/>• Configuration Management: Subversion, GIT, Rational Clear Case. <text:line-break/>• Databases: Oracle, MySql. <text:line-break/>• Framework: Spring, Hibernate. <text:line-break/>• Web/Application Servers: Tomcat, WebLogic, JBoss, GlassFish, IBM WebShpere. <text:line-break/>• DevOps: Exposure to Chef. <text:line-break/>• Other Tools/Applications: Version One, JIRA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00:56:03.440936472</meta:creation-date>
    <dc:date>2016-07-19T01:09:44.886161093</dc:date>
    <meta:editing-duration>PT3M31S</meta:editing-duration>
    <meta:editing-cycles>1</meta:editing-cycles>
    <meta:document-statistic meta:table-count="0" meta:image-count="0" meta:object-count="0" meta:page-count="1" meta:paragraph-count="4" meta:word-count="169" meta:character-count="1202" meta:non-whitespace-character-count="1016"/>
    <meta:generator>LibreOffice/5.1.4.2$Linux_X86_64 LibreOffice_project/10m0$Build-2</meta:generator>
  </office:meta>
</office:document-meta>
</file>